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ch150-hc" table:style-name="ta1"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H150-HILL CLIMBING</text:p>
          </table:table-cell>
          <table:table-cell/>
          <table:table-cell office:value-type="string" calcext:value-type="string">
            <text:p>Q=.3 (8486.4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:.K4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B5:.K5])/10"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6:.K6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7:.K7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8:.K8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9:.K9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0:.K10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1:.K11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2:.K12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3:.K13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4:.K14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5:.K15])/10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H150-HILL CLIMBING</text:p>
          </table:table-cell>
          <table:table-cell/>
          <table:table-cell office:value-type="string" calcext:value-type="string">
            <text:p>Q=.25 (8160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1:.K21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2:.K22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3:.K23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4:.K24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5:.K25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6:.K26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7:.K27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8:.K28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9:.K29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0:.K30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1:.K31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2:.K32])/10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H150-HILL CLIMBING</text:p>
          </table:table-cell>
          <table:table-cell/>
          <table:table-cell office:value-type="string" calcext:value-type="string">
            <text:p>Q=.20 (7833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8:.K38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9:.K39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0:.K40])/10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1:.K41])/10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2:.K42])/10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3:.K43])/10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4:.K44])/10" office:value-type="float" office:value="0.9" calcext:value-type="float">
            <text:p>0.9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5:.K45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6:.K46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7:.K47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8:.K48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9:.K49])/10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H150-HILL CLIMBING</text:p>
          </table:table-cell>
          <table:table-cell/>
          <table:table-cell office:value-type="string" calcext:value-type="string">
            <text:p>Q=.15 (7507.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5:.K55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6:.K56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7:.K57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8:.K58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9:.K59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0:.K60])/10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61:.K61])/10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2:.K62])/10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3:.K63])/10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4:.K64])/10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5:.K65])/10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6:.K66])/10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7:.K67])/10" office:value-type="float" office:value="0.5" calcext:value-type="float">
            <text:p>0.5</text:p>
          </table:table-cell>
        </table:table-row>
        <table:table-row table:style-name="ro1">
          <table:table-cell table:style-name="ce1" office:value-type="float" office:value="1400" calcext:value-type="float">
            <text:p>1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formula="of:=SUM([.B68:.K68])/10" office:value-type="float" office:value="0.6" calcext:value-type="float">
            <text:p>0.6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r202-hc" table:style-name="ta1"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GR202-HILL CLIMBING</text:p>
          </table:table-cell>
          <table:table-cell/>
          <table:table-cell office:value-type="string" calcext:value-type="string">
            <text:p>Q=.3 (52208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:.K4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:.K5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6:.K6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7:.K7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8:.K8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9:.K9])/10" office:value-type="float" office:value="0.4" calcext:value-type="float">
            <text:p>0.4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0:.K10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1:.K11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2:.K12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3:.K13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4:.K14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15:.K15])/10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GR202-HILL CLIMBING</text:p>
          </table:table-cell>
          <table:table-cell/>
          <table:table-cell office:value-type="string" calcext:value-type="string">
            <text:p>Q=.25 (50200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1:.K21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2:.K22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3:.K23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4:.K24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5:.K25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26:.K26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7:.K27])/10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8:.K28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29:.K29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0:.K30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1:.K31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32:.K32])/10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GR202-HILL CLIMBING</text:p>
          </table:table-cell>
          <table:table-cell/>
          <table:table-cell office:value-type="string" calcext:value-type="string">
            <text:p>Q=.20 (48192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8:.K38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39:.K39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0:.K40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1:.K41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2:.K42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43:.K43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4:.K44])/10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45:.K45])/10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6:.K46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7:.K47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8:.K48])/10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number-columns-repeated="10" office:value-type="float" office:value="1" calcext:value-type="float">
            <text:p>1</text:p>
          </table:table-cell>
          <table:table-cell table:formula="of:=SUM([.B49:.K49])/10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GR202-HILL CLIMBING</text:p>
          </table:table-cell>
          <table:table-cell/>
          <table:table-cell office:value-type="string" calcext:value-type="string">
            <text:p>Q=.15 (46184)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time (s)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%ofRuns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5:.K55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6:.K56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7:.K57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8:.K58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59:.K59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number-columns-repeated="10" office:value-type="float" office:value="0" calcext:value-type="float">
            <text:p>0</text:p>
          </table:table-cell>
          <table:table-cell table:formula="of:=SUM([.B60:.K60])/10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61:.K61])/10" office:value-type="float" office:value="0.1" calcext:value-type="float">
            <text:p>0.1</text:p>
          </table:table-cell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62:.K62])/10" office:value-type="float" office:value="0.7" calcext:value-type="float">
            <text:p>0.7</text:p>
          </table:table-cell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3:.K63])/10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4:.K64])/10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float" office:value="1100" calcext:value-type="float">
            <text:p>11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5:.K65])/10" office:value-type="float" office:value="0.8" calcext:value-type="float">
            <text:p>0.8</text:p>
          </table:table-cell>
        </table:table-row>
        <table:table-row table:style-name="ro1">
          <table:table-cell table:style-name="ce1" office:value-type="float" office:value="1200" calcext:value-type="float">
            <text:p>12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6:.K66])/10" office:value-type="float" office:value="0.8" calcext:value-type="float">
            <text:p>0.8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14">
          <table:table-cell table:number-columns-repeated="11"/>
          <table:table-cell table:style-name="Default"/>
        </table:table-row>
        <table:table-row table:style-name="ro1" table:number-rows-repeated="104849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09:57:13.796870198</meta:creation-date>
    <dc:date>2014-12-02T10:33:41.023763403</dc:date>
    <meta:editing-duration>PT21M14S</meta:editing-duration>
    <meta:editing-cycles>3</meta:editing-cycles>
    <meta:generator>LibreOffice/4.2.4.2$Linux_X86_64 LibreOffice_project/420m0$Build-2</meta:generator>
    <meta:document-statistic meta:table-count="2" meta:cell-count="1288" meta:object-count="0"/>
  </office:meta>
</office:document-meta>
</file>